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-asian="Times New Roman"/>
    </style:style>
    <style:style style:name="P2" style:family="paragraph" style:parent-style-name="Standard">
      <style:text-properties fo:font-weight="bold" style:font-name-asian="Times New Roman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name-asian="Times New Roman" style:font-weight-asian="normal" style:font-weight-complex="normal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-asian="Times New Roman"/>
    </style:style>
    <style:style style:name="T1" style:family="text">
      <style:text-properties style:font-name-asian="Times New Roman"/>
    </style:style>
    <style:style style:name="T2" style:family="text">
      <style:text-properties fo:font-size="16pt" fo:font-weight="bold" style:font-name-asian="Times New Roman" style:font-size-asian="16pt" style:font-weight-asian="bold" style:font-size-complex="16pt" style:font-weight-complex="bold"/>
    </style:style>
    <style:style style:name="T3" style:family="text">
      <style:text-properties fo:font-weight="bold" style:font-name-asian="Times New Roman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Javascript Assignments</text:span></text:p>
      <text:p text:style-name="Standard"><text:span text:style-name="T3">1: Reverse a String</text:span></text:p>
      <text:p text:style-name="Standard"><text:span text:style-name="T3">Problem: <text:s text:c="2"/>Write a function to reverse a given string.</text:span></text:p>
      <text:p text:style-name="P3"><text:span text:style-name="T1">------ans----</text:span></text:p>
      <text:p text:style-name="P3"><text:span text:style-name="T1">function reverse(str){<text:line-break/> <text:s text:c="3"/>var newstr = "";<text:line-break/> <text:s text:c="3"/>for(var i=str.length-1; i&gt;=0; i--){<text:line-break/> <text:s text:c="7"/>newstr += str[i];<text:line-break/> <text:s text:c="3"/>}<text:line-break/> <text:s text:c="3"/>console.log(newstr);<text:line-break/> <text:s text:c="3"/>return newstr<text:line-break/>}<text:line-break/>reverse('vaidehi');</text:span></text:p>
      <text:p text:style-name="Standard"><text:span text:style-name="T3">---------------</text:span></text:p>
      <text:p text:style-name="Standard"><text:span text:style-name="T3"/></text:p>
      <text:p text:style-name="Standard"><text:span text:style-name="T3">2: Find the Largest Number in an Array </text:span></text:p>
      <text:p text:style-name="Standard"><text:span text:style-name="T3">Problem: <text:s text:c="2"/>Write a function to find the largest number in an array.</text:span></text:p>
      <text:p text:style-name="P1">---ans---</text:p>
      <text:p text:style-name="P1">//try using reduce</text:p>
      <text:p text:style-name="P6">let arr = [91,82,73,64,45,46]<text:line-break/>function arr_sort(arr){<text:line-break/> <text:s text:c="3"/>arr.sort();<text:line-break/> <text:s text:c="3"/>console.log(arr[arr.length-1]);<text:line-break/>}<text:line-break/>arr_sort(arr);</text:p>
      <text:p text:style-name="P1"/>
      <text:p text:style-name="Standard"><text:span text:style-name="T3">3: Check if a String is a Palindrome</text:span></text:p>
      <text:p text:style-name="Standard"><text:span text:style-name="T3">Problem: <text:s text:c="2"/>Write a function to check if a given string is a palindrome.</text:span></text:p>
      <text:p text:style-name="P1">------ans----</text:p>
      <text:p text:style-name="P1">function palindrome(str){<text:line-break/> <text:s text:c="3"/>var i = 0 ;<text:line-break/> <text:s text:c="3"/>var j = str.length - 1;<text:line-break/> <text:s text:c="3"/>while(i&lt;=j){<text:line-break/> <text:s text:c="7"/>if(str[i]!=str[j])<text:line-break/> <text:s text:c="7"/>{<text:line-break/> <text:s text:c="11"/>console.log('not a palindrome');<text:line-break/> <text:s text:c="11"/>return false;<text:line-break/> <text:s text:c="7"/>}<text:line-break/> <text:s text:c="7"/>i++;<text:line-break/> <text:s text:c="7"/>j--;<text:line-break/> <text:s text:c="7"/>console.log('palindrome');<text:line-break/> <text:s text:c="7"/>return true;<text:line-break/> <text:s text:c="3"/>}<text:line-break/>}<text:line-break/>var str = 'abccba';<text:line-break/>palindrome(str);</text:p>
      <text:p text:style-name="P1">-------------------</text:p>
      <text:p text:style-name="P1"><text:soft-page-break/></text:p>
      <text:p text:style-name="Standard"><text:span text:style-name="T3">4: Filter Array of Objects</text:span></text:p>
      <text:p text:style-name="Standard"><text:span text:style-name="T3">Problem: <text:s text:c="2"/>Write a function to filter an array of objects based on a specified condition.</text:span></text:p>
      <text:p text:style-name="Standard"><text:span text:style-name="T3">People array with name and age and where age is greater than 18.</text:span></text:p>
      <text:p text:style-name="P3"><text:span text:style-name="T1">------ans-----</text:span></text:p>
      <text:p text:style-name="P3"><text:span text:style-name="T1">function filter_cond(arr){<text:line-break/> <text:s text:c="3"/>newarr=[];<text:line-break/> <text:s text:c="3"/>for(var i=0; i&lt;=arr.length-1; i++){<text:line-break/> <text:s text:c="3"/>if(arr[i].age&gt;18){<text:line-break/> <text:s text:c="7"/>newarr.push(arr[i]);<text:line-break/> <text:s text:c="3"/>}}<text:line-break/> <text:s text:c="3"/>console.log(newarr);<text:line-break/> <text:s text:c="3"/><text:line-break/>}<text:line-break/>arr = [{name:'vaidehi', age:12},{name:'shruti', age:23}, {name:'sakshi',age:20},]<text:line-break/>filter_cond(arr);</text:span></text:p>
      <text:p text:style-name="P3"><text:span text:style-name="T1">---------------</text:span></text:p>
      <text:p text:style-name="P1"/>
      <text:p text:style-name="Standard"><text:span text:style-name="T3">5: Sum of All Numbers in an Array</text:span></text:p>
      <text:p text:style-name="Standard"><text:span text:style-name="T3">Problem: <text:s text:c="2"/>Write a function to calculate the sum of all numbers in an array.</text:span></text:p>
      <text:p text:style-name="P1">------ans------</text:p>
      <text:p text:style-name="P6">function add(arr){<text:line-break/> <text:s text:c="3"/>var sum = 0;<text:line-break/> <text:s text:c="3"/>for(var i=0; i&lt;arr.length-1; i++){<text:line-break/> <text:s text:c="7"/>sum+=arr[i];<text:line-break/> <text:s text:c="3"/>}<text:line-break/> <text:s text:c="3"/>console.log(sum);<text:line-break/>}<text:line-break/>var arr = [23,45,78,52,90];<text:line-break/>add(arr);</text:p>
      <text:p text:style-name="P1"/>
      <text:p text:style-name="Standard"><text:span text:style-name="T3">6: Remove Duplicates from an Array</text:span></text:p>
      <text:p text:style-name="Standard"><text:span text:style-name="T3">Problem: <text:s text:c="2"/>Write a function to remove duplicates from an array.</text:span></text:p>
      <text:p text:style-name="P1">------ans-----</text:p>
      <text:p text:style-name="P1">function unique(arr){<text:line-break/> <text:s text:c="3"/>const newarr = new Set(arr);<text:line-break/> <text:s text:c="3"/>console.log(newarr);<text:line-break/>}<text:line-break/>unique([1,1,2,2,33]);<text:line-break/></text:p>
      <text:p text:style-name="P1">---------------</text:p>
      <text:p text:style-name="Standard"><text:span text:style-name="T3">7: Flatten a Nested Array</text:span></text:p>
      <text:p text:style-name="Standard"><text:span text:style-name="T3">Problem: <text:s text:c="2"/>Write a function to flatten a nested array.</text:span></text:p>
      <text:p text:style-name="P1"/>
      <text:p text:style-name="Standard"><text:span text:style-name="T3">// Example usage:</text:span></text:p>
      <text:p text:style-name="Standard"><text:span text:style-name="T3">var nestedArray = [1, [2, 3], [4, [5, 6]]].</text:span></text:p>
      <text:p text:style-name="Standard"><text:span text:style-name="T3">var result = flattenArray(nestedArray);</text:span></text:p>
      <text:p text:style-name="Standard"><text:span text:style-name="T3">console.log(result); // Output: [1, 2, 3, 4, 5, 6]</text:span></text:p>
      <text:p text:style-name="P4"><text:soft-page-break/>------ans--------</text:p>
      <text:p text:style-name="P4">function flatten(arr){<text:line-break/> <text:s text:c="3"/>let output = []<text:line-break/> <text:s text:c="3"/>recurse(0,arr,output);<text:line-break/> <text:s text:c="3"/>return output;<text:line-break/>}<text:line-break/><text:line-break/>function recurse(ind, arr, output){<text:line-break/> <text:s text:c="3"/>if(ind&gt;= arr.length) return;<text:line-break/> <text:s text:c="3"/><text:line-break/> <text:s text:c="3"/>if(Array.isArray(arr[ind])){<text:line-break/> <text:s text:c="7"/>recurse(0,arr[ind], output);<text:line-break/> <text:s text:c="3"/>}<text:line-break/> <text:s text:c="3"/>else{<text:line-break/> <text:s text:c="6"/>output.push(arr[ind]);<text:line-break/> <text:s text:c="3"/>}<text:line-break/> <text:s text:c="3"/>recurse(ind+1, arr, output);<text:line-break/>}<text:line-break/>arr = flatten([1,[1,2],3,[5,6,7],5]);<text:line-break/>console.log(arr);</text:p>
      <text:p text:style-name="P4">------------------</text:p>
      <text:p text:style-name="Standard"><text:span text:style-name="T3">8: Find Intersection of Two Arrays</text:span></text:p>
      <text:p text:style-name="Standard"><text:span text:style-name="T3">Problem: <text:s text:c="2"/>Write a function to find the intersection of two arrays.</text:span></text:p>
      <text:p text:style-name="Standard"><text:span text:style-name="T3">// Example usage:</text:span></text:p>
      <text:p text:style-name="Standard"><text:span text:style-name="T3">var array1 = [1, 2, 3, 4];</text:span></text:p>
      <text:p text:style-name="Standard"><text:span text:style-name="T3">var array2 = [3, 4, 5, 6];</text:span></text:p>
      <text:p text:style-name="Standard"><text:span text:style-name="T3">var result = findIntersection(array1, array2);</text:span></text:p>
      <text:p text:style-name="Standard"><text:span text:style-name="T3">console.log(result); // Output: [3, 4]</text:span></text:p>
      <text:p text:style-name="P1">---------------ans-----------</text:p>
      <text:p text:style-name="P1"/>
      <text:p text:style-name="P1">function intersec(arr1, arr2){<text:line-break/> <text:s text:c="3"/>const filterarr = arr1.filter(value =&gt; arr2.includes(value));<text:line-break/> <text:s text:c="3"/>return filterarr;<text:line-break/>}<text:line-break/>var arr = intersec([1,2,3],[2,3,4]);<text:line-break/>console.log(arr);</text:p>
      <text:p text:style-name="P1"/>
      <text:p text:style-name="P1">-------------------------------</text:p>
      <text:p text:style-name="Standard"><text:span text:style-name="T3">9: Convert an Object to an Array of Key-Value Pairs</text:span></text:p>
      <text:p text:style-name="Standard"><text:span text:style-name="T3">Problem: <text:s text:c="2"/>Write a function to convert an object into an array of key-value pairs.</text:span></text:p>
      <text:p text:style-name="P2"/>
      <text:p text:style-name="Standard"><text:span text:style-name="T3">// Example usage:</text:span></text:p>
      <text:p text:style-name="Standard"><text:span text:style-name="T3">var obj = {name: 'John', age: 30};</text:span></text:p>
      <text:p text:style-name="Standard"><text:span text:style-name="T3">var result = objectToArray(obj);</text:span></text:p>
      <text:p text:style-name="Standard"><text:span text:style-name="T3">console.log(result); // Output: [['name', 'John'], ['age', 30]]</text:span></text:p>
      <text:p text:style-name="P1">-----ans-----------'</text:p>
      <text:p text:style-name="P1"/>
      <text:p text:style-name="P1"><text:soft-page-break/>function key_value(obj){<text:line-break/> <text:s text:c="3"/>const out = Object.entries(obj);<text:line-break/> <text:s text:c="3"/>console.log(out);<text:line-break/>}<text:line-break/>var arr = <text:s/>{name: 'John', age: 30};<text:line-break/>key_value(arr);<text:line-break/>-------------------</text:p>
      <text:p text:style-name="Standard"><text:span text:style-name="T3">10: Sort an Array of Objects by a Property</text:span></text:p>
      <text:p text:style-name="Standard"><text:span text:style-name="T3">Problem: <text:s text:c="2"/>Write a function to sort an array of objects by a specified property.</text:span></text:p>
      <text:p text:style-name="Standard"><text:span text:style-name="T3">Consider People array with object having properties like name and age,</text:span></text:p>
      <text:p text:style-name="P3"><text:span text:style-name="T1">-----------ans----------</text:span></text:p>
      <text:p text:style-name="P3"><text:span text:style-name="T1">function sortProp(obj){<text:line-break/> <text:s text:c="3"/>obj.sort((a,b)=&gt;a.age-b.age);<text:line-break/> <text:s text:c="3"/>console.log(obj);<text:line-break/>}<text:line-break/>var arr = <text:s/>[{name: 'John', age: 30},{name:'vaidehi',age:21},{name:'shruti',age:67}];<text:line-break/>sortProp(arr);<text:line-break/>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style:writing-mode="lr-tb"/>
      <style:text-properties style:use-window-font-color="true" style:font-name="Calibri" style:letter-kerning="true" style:font-name-complex="Calibri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bhijeet Gole</meta:initial-creator>
    <dc:creator>Vaidehi Charhate</dc:creator>
    <meta:editing-cycles>2</meta:editing-cycles>
    <meta:creation-date>2024-07-01T06:14:00</meta:creation-date>
    <dc:date>2024-07-02T11:53:14.29</dc:date>
    <meta:editing-duration>PT5S</meta:editing-duration>
    <meta:generator>OpenOffice/4.1.11$Win32 OpenOffice.org_project/4111m1$Build-9808</meta:generator>
    <meta:document-statistic meta:table-count="0" meta:image-count="0" meta:object-count="0" meta:page-count="4" meta:paragraph-count="63" meta:word-count="512" meta:character-count="40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